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12pt" officeooo:rsid="000e5788" officeooo:paragraph-rsid="000e5788" style:font-size-asian="512pt" style:font-size-complex="512pt"/>
    </style:style>
    <style:style style:name="P2" style:family="paragraph" style:parent-style-name="Standard">
      <style:paragraph-properties fo:text-align="center" style:justify-single-word="false" fo:break-before="page"/>
      <style:text-properties fo:font-size="512pt" officeooo:rsid="000e5788" officeooo:paragraph-rsid="000e5788" style:font-size-asian="512pt" style:font-size-complex="5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  <text:p text:style-name="P2">b</text:p>
      <text:p text:style-name="P2">c</text:p>
      <text:p text:style-name="P2">d</text:p>
      <text:p text:style-name="P2">e</text:p>
      <text:p text:style-name="P2">f</text:p>
      <text:p text:style-name="P2">g</text:p>
      <text:p text:style-name="P2">h</text:p>
      <text:p text:style-name="P2">i</text:p>
      <text:p text:style-name="P2">j</text:p>
      <text:p text:style-name="P2">k</text:p>
      <text:p text:style-name="P2">l</text:p>
      <text:p text:style-name="P2">m</text:p>
      <text:p text:style-name="P2">n</text:p>
      <text:p text:style-name="P2">o</text:p>
      <text:p text:style-name="P2">p</text:p>
      <text:p text:style-name="P2">q</text:p>
      <text:p text:style-name="P2">r</text:p>
      <text:p text:style-name="P2">s</text:p>
      <text:p text:style-name="P2">t</text:p>
      <text:p text:style-name="P2">u</text:p>
      <text:p text:style-name="P2">v</text:p>
      <text:p text:style-name="P2">w</text:p>
      <text:p text:style-name="P2">x</text:p>
      <text:p text:style-name="P2">y</text:p>
      <text:p text:style-name="P2">z</text:p>
      <text:p text:style-name="P2">å</text:p>
      <text:p text:style-name="P1"><text:soft-page-break/>ä</text:p>
      <text:p text:style-name="P2">ö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08:03:11.797461834</meta:creation-date>
    <dc:date>2023-10-07T08:05:05.664945634</dc:date>
    <meta:editing-duration>PT1M54S</meta:editing-duration>
    <meta:editing-cycles>1</meta:editing-cycles>
    <meta:document-statistic meta:table-count="0" meta:image-count="0" meta:object-count="0" meta:page-count="29" meta:paragraph-count="29" meta:word-count="29" meta:character-count="29" meta:non-whitespace-character-count="29"/>
    <meta:generator>LibreOffice/7.3.7.2$Linux_X86_64 LibreOffice_project/30$Build-2</meta:generator>
  </office:meta>
</office:document-meta>
</file>